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Noto Sans1" svg:font-family="'Noto Sans'" style:font-adornments="Bold" style:font-family-generic="swiss" style:font-pitch="variable"/>
    <style:font-face style:name="Noto Sans" svg:font-family="'Noto Sans'" style:font-adornments="Regular"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fo:font-weight="normal" officeooo:rsid="002f4fc6" officeooo:paragraph-rsid="0032ccbf" style:font-weight-asian="normal" style:font-weight-complex="normal"/>
    </style:style>
    <style:style style:name="P2" style:family="paragraph" style:parent-style-name="Heading_20_1">
      <style:text-properties officeooo:rsid="00358b48"/>
    </style:style>
    <style:style style:name="P3" style:family="paragraph" style:parent-style-name="Text_20_body" style:list-style-name="L1">
      <style:text-properties officeooo:rsid="00358b48" officeooo:paragraph-rsid="00358b48"/>
    </style:style>
    <style:style style:name="P4" style:family="paragraph" style:parent-style-name="Text_20_body">
      <style:text-properties officeooo:rsid="00358b48" officeooo:paragraph-rsid="0036b4bb"/>
    </style:style>
    <style:style style:name="T1" style:family="text">
      <style:text-properties fo:font-size="7pt" officeooo:rsid="003a148c" style:font-size-asian="7pt" style:font-size-complex="7pt"/>
    </style:style>
    <style:style style:name="T2" style:family="text">
      <style:text-properties fo:font-size="7pt" officeooo:rsid="002efa7f" style:font-size-asian="7pt" style:font-size-complex="7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Classes</text:h>
      <text:p text:style-name="P4"><text:span text:style-name="T1">190502</text:span><text:span text:style-name="T2">, updated 1</text:span><text:span text:style-name="T1">9</text:span><text:span text:style-name="T2">.5.2019/pekka</text:span></text:p>
      <text:p text:style-name="P4">The IOCOM library is an object oriented design written in plain C. </text:p>
      <text:list xml:id="list3650460115" text:style-name="L1">
        <text:list-item>
          <text:p text:style-name="P3">The root object is starting point for communication object hierarchy. If it is deleted, all resources allocated by the library are released. Memory blocks store incoming or outdoing data. The application accesses data by reading and writing these memory blocks. </text:p>
        </text:list-item>
        <text:list-item>
          <text:p text:style-name="P3">A connection object represent connection from this process to another process. A connection object corresponds to a socket, etc. </text:p>
        </text:list-item>
        <text:list-item>
          <text:p text:style-name="P3">Transfer buffers are the bridge between the memory blocks and connection objects. These take care about buffering what should be sent, what is being received and about synchronization.</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Noto Sans1" svg:font-family="'Noto Sans'" style:font-adornments="Bold" style:font-family-generic="swiss" style:font-pitch="variable"/>
    <style:font-face style:name="Noto Sans" svg:font-family="'Noto Sans'" style:font-adornments="Regular"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oto Sans" fo:font-family="'Noto Sans'" style:font-style-name="Regular" style:font-family-generic="swiss" style:font-pitch="variable" fo:font-size="10.5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05%"/>
      <style:text-properties fo:font-size="10.5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Contents" style:display-name="List Contents" style:family="paragraph" style:parent-style-name="Standard" style:class="html">
      <style:paragraph-properties fo:margin-left="0.3937in" fo:margin-right="0in" fo:text-indent="0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1" style:display-name="Heading 1" style:family="paragraph" style:parent-style-name="Heading" style:next-style-name="Text_20_body" style:default-outline-level="1" style:class="text">
      <style:paragraph-properties fo:margin-left="0in" fo:margin-right="0in" fo:margin-top="0.1701in" fo:margin-bottom="0.0402in" loext:contextual-spacing="false" fo:text-indent="0in" style:auto-text-indent="false"/>
      <style:text-properties style:font-name="Noto Sans1" fo:font-family="'Noto Sans'" style:font-style-name="Bold" style:font-family-generic="swiss" style:font-pitch="variable" fo:font-size="14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402in" fo:margin-bottom="0.0299in" loext:contextual-spacing="false" fo:text-indent="0in" style:auto-text-indent="false"/>
      <style:text-properties style:font-name="Noto Sans1" fo:font-family="'Noto Sans'" style:font-style-name="Bold" style:font-family-generic="swiss" style:font-pitch="variable" fo:font-size="13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1in" fo:margin-bottom="0.0299in" loext:contextual-spacing="false" fo:text-indent="0in" style:auto-text-indent="false"/>
      <style:text-properties fo:font-size="10.5pt" fo:font-weight="bold" style:font-size-asian="101%" style:font-weight-asian="bold" style:font-size-complex="101%"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7T17:01:06.053858073</meta:creation-date>
    <dc:date>2019-06-20T18:13:15.997000000</dc:date>
    <meta:editing-duration>PT7H36M52S</meta:editing-duration>
    <meta:editing-cycles>28</meta:editing-cycles>
    <meta:generator>LibreOffice/6.1.0.3$Windows_X86_64 LibreOffice_project/efb621ed25068d70781dc026f7e9c5187a4decd1</meta:generator>
    <meta:document-statistic meta:table-count="0" meta:image-count="0" meta:object-count="0" meta:page-count="1" meta:paragraph-count="6" meta:word-count="106" meta:character-count="683" meta:non-whitespace-character-count="583"/>
  </office:meta>
</office:document-meta>
</file>